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26cm" svg:height="6.748cm" svg:x="2.682cm" svg:y="2.125cm" svg:viewBox="0 0 4527 6749" svg:d="M2046 6027c896 72 1617-523 1941-839 185-182 545 404 422 536-173 182-579 808-2115 1007s-2617-1305-2207-3157c410-1851 1522-3414 2635-3557 1114-143 1655 657 1801 1112 57 180-566 850-669 513-289-939-1316-1128-1912-552-595 576-1177 1569-1297 2738s505 2127 1401 2199z">
          <text:p/>
        </draw:path>
        <draw:path draw:style-name="gr2" draw:text-style-name="P1" draw:layer="layout" svg:width="0.903cm" svg:height="0.661cm" draw:transform="rotate (-2.15757602131539) translate (7.34165777377cm 3.313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44165777377cm 7.338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2.047cm" svg:height="0.682cm" draw:transform="rotate (-2.12162223872431) translate (4.715700217408cm 7.557092994398cm)" svg:viewBox="0 0 2048 683" svg:d="M27 645c505 36 1576 51 1938 24 131 3 115-643-112-652-653 88-1192 71-1613-17-123-18-311 632-213 645z">
          <text:p/>
        </draw:path>
        <draw:path draw:style-name="gr2" draw:text-style-name="P1" draw:layer="layout" svg:width="0.902cm" svg:height="0.661cm" draw:transform="rotate (-2.15687788961459) translate (3.92662447873198cm 8.857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598) rotate (-2.1556561591382) translate (4.935457318594cm 7.257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10:18.428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